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Title">
      <style:text-properties officeooo:paragraph-rsid="00318d68"/>
    </style:style>
    <style:style style:name="P4" style:family="paragraph" style:parent-style-name="Standard">
      <style:text-properties fo:font-size="9pt" officeooo:paragraph-rsid="002e0e58" style:font-size-asian="9pt" style:font-size-complex="9pt"/>
    </style:style>
    <style:style style:name="P5" style:family="paragraph" style:parent-style-name="Standard">
      <style:text-properties fo:font-size="9pt" officeooo:paragraph-rsid="0035c126" style:font-size-asian="9pt" style:font-size-complex="9pt"/>
    </style:style>
    <style:style style:name="P6" style:family="paragraph" style:parent-style-name="Standard">
      <style:text-properties fo:font-size="9pt" officeooo:paragraph-rsid="0039f8dc" style:font-size-asian="9pt" style:font-size-complex="9pt"/>
    </style:style>
    <style:style style:name="P7" style:family="paragraph" style:parent-style-name="Standard">
      <style:text-properties officeooo:paragraph-rsid="002e0e58"/>
    </style:style>
    <style:style style:name="P8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13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14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15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16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17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 10 Pitch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30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  <style:style style:name="markdown_italic" style:family="text" style:parent-style-name="Standard">
      <style:text-properties fo:font-style="italic" style:font-style-asian="italic" style:font-style-complex="italic"/>
    </style:style>
  </office:automatic-styles>
  <office:body>
    <office:text text:use-soft-page-breaks="true"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h text:style-name="P30" text:outline-level="1">Template for Testing Secretary</text:h><text:h text:style-name="P14" text:outline-level="4"/><text:p text:style-name="P3"><text:span text:style-name="T11">1. </text:span>CONTROL FLOW <text:span text:style-name="T9">&amp; VARIABLE PRINTING</text:span></text:p><text:p text:style-name="P7">Let's try a classical country-capital table:</text:p><text:h text:style-name="P11" text:outline-level="3">If used properly, Secretary will always respect the original format in the template.</text:h><text:p text:style-name="Standard"/><table:table table:name="Table1" table:style-name="Table1"><table:table-column table:style-name="Table1.A"/><table:table-column table:style-name="Table1.B"/><table:table-header-rows><table:table-row table:style-name="Table1.1"><table:table-cell table:style-name="Table1.A1" office:value-type="string"><text:h text:style-name="P13" text:outline-level="3">Country</text:h></table:table-cell><table:table-cell table:style-name="Table1.B1" office:value-type="string"><text:h text:style-name="P13" text:outline-level="3">Capital</text:h></table:table-cell></table:table-row></table:table-header-rows><table:table-row table:style-name="Table1.3"><table:table-cell table:style-name="Table1.A5" table:number-rows-spanned="3" office:value-type="string"><text:p text:style-name="P21"><text:span>United States</text:span></text:p></table:table-cell><table:table-cell table:style-name="Table1.B3" office:value-type="string"><text:p text:style-name="P26"><text:span>Washington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3"><text:span>Miami</text:span></text:p></table:table-cell></table:table-row><table:table-row table:style-name="Table3.1"><table:table-cell table:style-name="Table3.A1" office:value-type="string"><text:p text:style-name="P23"><text:span>New York</text:span></text:p></table:table-cell></table:table-row><table:table-row table:style-name="Table3.1"><table:table-cell table:style-name="Table3.A1" office:value-type="string"><text:p text:style-name="P23"><text:span>California</text:span></text:p></table:table-cell></table:table-row><table:table-row table:style-name="Table3.1"><table:table-cell table:style-name="Table3.A1" office:value-type="string"><text:p text:style-name="P23"><text:span>Texas</text:span></text:p></table:table-cell></table:table-row><table:table-row table:style-name="Table3.1"><table:table-cell table:style-name="Table3.A1" office:value-type="string"><text:p text:style-name="P23"><text:span>Atlanta</text:span>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England</text:span></text:p></table:table-cell><table:table-cell table:style-name="Table1.B3" office:value-type="string"><text:p text:style-name="P26"><text:span>London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3"><text:span>Gales</text:span>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Japan</text:span></text:p></table:table-cell><table:table-cell table:style-name="Table1.B3" office:value-type="string"><text:p text:style-name="P26"><text:span>Tokio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3"><text:span>Hiroshima</text:span></text:p></table:table-cell></table:table-row><table:table-row table:style-name="Table3.1"><table:table-cell table:style-name="Table3.A1" office:value-type="string"><text:p text:style-name="P23"><text:span>Nagazaki</text:span>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Nicaragua</text:span></text:p></table:table-cell><table:table-cell table:style-name="Table1.B3" office:value-type="string"><text:p text:style-name="P26"><text:span>Managua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3"><text:span>Leon</text:span></text:p></table:table-cell></table:table-row><table:table-row table:style-name="Table3.1"><table:table-cell table:style-name="Table3.A1" office:value-type="string"><text:p text:style-name="P23"><text:span>Granada</text:span></text:p></table:table-cell></table:table-row><table:table-row table:style-name="Table3.1"><table:table-cell table:style-name="Table3.A1" office:value-type="string"><text:p text:style-name="P23"><text:span>Masaya</text:span>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Argentina</text:span></text:p></table:table-cell><table:table-cell table:style-name="Table1.B3" office:value-type="string"><text:p text:style-name="P26"><text:span>Buenos Aires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7">– not other cities known –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Chile</text:span></text:p></table:table-cell><table:table-cell table:style-name="Table1.B3" office:value-type="string"><text:p text:style-name="P26"><text:span>Santiago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7">– not other cities known –</text:p></table:table-cell></table:table-row></table:table><text:p text:style-name="P24"/></table:table-cell></table:table-row><table:table-row table:style-name="Table1.3"><table:table-cell table:style-name="Table1.A5" table:number-rows-spanned="3" office:value-type="string"><text:p text:style-name="P21"><text:span>Mexico</text:span></text:p></table:table-cell><table:table-cell table:style-name="Table1.B3" office:value-type="string"><text:p text:style-name="P26"><text:span>Mexico City</text:span></text:p></table:table-cell></table:table-row><table:table-row table:style-name="Table1.4"><table:covered-table-cell/><table:table-cell table:style-name="Table1.B4" office:value-type="string"><text:p text:style-name="P22"/><text:p text:style-name="P22">OTHER IMPORTANT CITIES</text:p></table:table-cell></table:table-row><table:table-row table:style-name="Table1.5"><table:covered-table-cell/><table:table-cell table:style-name="Table1.B5" office:value-type="string"><table:table table:name="Table3" table:style-name="Table3"><table:table-column table:style-name="Table3.A"/><table:table-row table:style-name="Table3.1"><table:table-cell table:style-name="Table3.A1" office:value-type="string"><text:p text:style-name="P23"><text:span>Puebla</text:span></text:p></table:table-cell></table:table-row><table:table-row table:style-name="Table3.1"><table:table-cell table:style-name="Table3.A1" office:value-type="string"><text:p text:style-name="P23"><text:span>Cancun</text:span></text:p></table:table-cell></table:table-row></table:table><text:p text:style-name="P24"/></table:table-cell></table:table-row><table:table-row table:style-name="Table1.7"><table:table-cell table:style-name="Table1.A7" table:number-columns-spanned="2" office:value-type="string"><text:p text:style-name="P25">Total Countries printed <text:span>7</text:span></text:p></table:table-cell><table:covered-table-cell/></table:table-row></table:table><text:p text:style-name="P4"/><text:p text:style-name="P4"/><text:p text:style-name="P4"><text:span text:style-name="Source_20_Text"><text:span text:style-name="T6"/></text:span></text:p><text:p text:style-name="P5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<text:p text:style-name="P5"/><table:table table:name="Table2" table:style-name="Table2"><table:table-column table:style-name="Table2.A"/><table:table-row><table:table-cell table:style-name="Table2.A1" office:value-type="string"><text:h text:style-name="P13" text:outline-level="3">Countr<text:span text:style-name="T10">ies</text:span></text:h></table:table-cell></table:table-row><table:table-row><table:table-cell table:style-name="Table2.A2" office:value-type="string"><text:p text:style-name="P20"><text:span>United States</text:span></text:p></table:table-cell></table:table-row><table:table-row><table:table-cell table:style-name="Table2.A2" office:value-type="string"><text:p text:style-name="P20"><text:span>England</text:span></text:p></table:table-cell></table:table-row><table:table-row><table:table-cell table:style-name="Table2.A2" office:value-type="string"><text:p text:style-name="P20"><text:span>Japan</text:span></text:p></table:table-cell></table:table-row><table:table-row><table:table-cell table:style-name="Table2.A2" office:value-type="string"><text:p text:style-name="P20"><text:span>Nicaragua</text:span></text:p></table:table-cell></table:table-row><table:table-row><table:table-cell table:style-name="Table2.A2" office:value-type="string"><text:p text:style-name="P20"><text:span>Argentina</text:span></text:p></table:table-cell></table:table-row><table:table-row><table:table-cell table:style-name="Table2.A2" office:value-type="string"><text:p text:style-name="P20"><text:span>Chile</text:span></text:p></table:table-cell></table:table-row><table:table-row><table:table-cell table:style-name="Table2.A2" office:value-type="string"><text:p text:style-name="P20"><text:span>Mexico</text:span></text:p></table:table-cell></table:table-row></table:table><text:p text:style-name="P5"/><text:h text:style-name="P15" text:outline-level="4">This template <text:span text:style-name="T8">file</text:span> test <text:span text:style-name="T8">secretary's markdown filter,</text:span> flow control and variable printing</text:h><text:h text:style-name="P12" text:outline-level="3"/><text:p text:style-name="P16"><text:span text:style-name="T11">2. </text:span>MARKDOWN FILTER</text:p><text:p text:style-name="P29">(content of README.md should be visible below)</text:p>b'<text:p text:style-name="Heading_20_1">python-odt-template</text:p>\n\n<text:p text:style-name="Standard"><text:a xlink:type="simple" xlink:href="https://pypi.org/project/python-odt-template"><img src="https://img.shields.io/pypi/v/python-odt-template.svg" alt="PyPI - Version"/></text:a>\n<text:a xlink:type="simple" xlink:href="https://pypi.org/project/python-odt-template"><img src="https://img.shields.io/pypi/pyversions/python-odt-template.svg" alt="PyPI - Python Version"/></text:a></text:p>\n\n<hr/>\n\n<blockquote>\n  <text:p text:style-name="Standard">[!IMPORTANT]\n  This package currently contains minimal features and is a work-in-progress</text:p>\n</blockquote>\n\n<text:p text:style-name="Heading_20_2">Table of Contents</text:p>\n\n<text:list xml:id="list741142958774243401">\n<text:list-item><text:p><text:a xlink:type="simple" xlink:href="#python-odt-template">python-odt-template</text:a>\n<ul>\n<li><text:a xlink:type="simple" xlink:href="#table-of-contents">Table of Contents</text:a></li>\n<li><text:a xlink:type="simple" xlink:href="#installation">Installation</text:a></li>\n<li><text:a xlink:type="simple" xlink:href="#usage">Usage</text:a>\n<ul>\n<li><text:a xlink:type="simple" xlink:href="#jinja2">Jinja2</text:a></li>\n<li><text:a xlink:type="simple" xlink:href="#django">Django</text:a></li>\n</ul></li>\n<li><text:a xlink:type="simple" xlink:href="#alternatives">Alternatives</text:a></li>\n<li><text:a xlink:type="simple" xlink:href="#credits">Credits</text:a></li>\n<li><text:a xlink:type="simple" xlink:href="#license">License</text:a></li>\n</ul></text:p></text:list-item>\n</text:list>\n\n<text:p text:style-name="Heading_20_2">Installation</text:p>\n\n<text:p text:style-name="Standard"><text:span text:style-name="Preformatted_20_Text"><text:span>console\npip install python-odt-template\n</text:span></text:span></text:p>\n\n<text:p text:style-name="Heading_20_2">Usage</text:p>\n\n<text:p text:style-name="Heading_20_3">Jinja2</text:p>\n\n<text:p text:style-name="Standard">```python\nfrom python<text:span text:style-name="markdown_italic">odt</text:span>template import ODTTemplate\nfrom python<text:span text:style-name="markdown_italic">odt</text:span>template.jinja import enable<text:span text:style-name="markdown_italic">markdown\nfrom python</text:span>odt<text:span text:style-name="markdown_italic">template.jinja import get</text:span>odt<text:span text:style-name="markdown_italic">renderer\nfrom python</text:span>odt<text:span text:style-name="markdown_italic">template.libreoffice import convert</text:span>to_pdf</text:p>\n\n<text:p text:style-name="Standard">odt<text:span text:style-name="markdown_italic">renderer = get</text:span>odt<text:span text:style-name="markdown_italic">renderer(media</text:span>path="inputs")</text:p>\n\n<text:p text:style-name="Standard">with ODTTemplate("inputs/simple<text:span text:style-name="markdown_italic">template.odt") as template:\n    odt</text:span>renderer.render(\n        template,\n        context={"document": document, "countries": countries},\n    )\n    template.pack("simple<text:span text:style-name="markdown_italic">template</text:span>rendered.odt")\n    convert<text:span text:style-name="markdown_italic">to</text:span>pdf("simple<text:span text:style-name="markdown_italic">template</text:span>rendered.odt", "outputs")\n```</text:p>\n\n<text:p text:style-name="Heading_20_3">Django</text:p>\n\n<text:p text:style-name="Standard">```python</text:p>\n\n<text:p text:style-name="Heading_20_1">settings.py</text:p>\n\n<text:p text:style-name="Heading_20_1">Add at least one staticfiles dirs, this is what the imgae filter will use to find images</text:p>\n\n<text:p text:style-name="Standard">STATICFILES<text:span text:style-name="markdown_italic">DIRS = [BASE</text:span>DIR / "example" / "static"]</text:p>\n\n<text:p text:style-name="Heading_20_1">Add the image filter to the builtins templates config</text:p>\n\n<text:p text:style-name="Standard">TEMPLATES = [\n    {\n        "BACKEND": "django.template.backends.django.DjangoTemplates",\n        ...\n        "OPTIONS": {\n           ...\n            "builtins": ["python<text:span text:style-name="markdown_italic">odt</text:span>template.django"],\n        },\n    },\n]</text:p>\n\n<text:p text:style-name="Heading_20_1">views.py</text:p>\n\n<text:p text:style-name="Standard">from python<text:span text:style-name="markdown_italic">odt</text:span>template import ODTTemplate\nfrom python<text:span text:style-name="markdown_italic">odt</text:span>template.django import get<text:span text:style-name="markdown_italic">odt</text:span>renderer\nfrom python<text:span text:style-name="markdown_italic">odt</text:span>template.libreoffice import convert<text:span text:style-name="markdown_italic">to</text:span>pdf</text:p>\n\n<text:p text:style-name="Standard">odt<text:span text:style-name="markdown_italic">renderer = get</text:span>odt_renderer()</text:p>\n\n<text:p text:style-name="Standard">def render<text:span text:style-name="markdown_italic">odt(request):\n    with ODTTemplate("template.odt") as template:\n        odt</text:span>renderer.render(\n            template,\n            {"image": "writer.png"},\n        )\n        template.pack("template<text:span text:style-name="markdown_italic">rendered.odt")\n        convert</text:span>to<text:span text:style-name="markdown_italic">pdf("template</text:span>rendered.odt", "outputs")\n    return FileResponse(\n        open("outputs/template<text:span text:style-name="markdown_italic">rendered.pdf", "rb"), as</text:span>attachment=True, filename="template_rendered.pdf"\n    )\n```</text:p>\n\n<text:p text:style-name="Heading_20_2">Alternatives</text:p>\n\n<text:list xml:id="list741142958774243401">\n<text:list-item><text:p><text:a xlink:type="simple" xlink:href="https://github.com/elapouya/python-docx-template">python-docx-template</text:a></text:p></text:list-item>\n</text:list>\n\n<text:p text:style-name="Heading_20_2">Credits</text:p>\n\n<text:p text:style-name="Standard">Thanks to <text:a xlink:type="simple" xlink:href="https://github.com/christopher-ramirez/secretary">secretary</text:a> for the enormous amount of integration work on Jinja2 and ODT.</text:p>\n\n<text:p text:style-name="Heading_20_2">License</text:p>\n\n<text:p text:style-name="Standard"><text:span text:style-name="Preformatted_20_Text"><text:span>python-odt-template</text:span></text:span> is distributed under the terms of the <text:a xlink:type="simple" xlink:href="https://spdx.org/licenses/MIT.html">MIT</text:a> license.</text:p>\n'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span>2024-06-25 21:21:48.556079</text:span></text:span><text:span text:style-name="Source_20_Text"><text:span text:style-name="MT2"> with Secretary.</text:span></text:span></text:p>
        <text:p text:style-name="MP2"><text:span text:style-name="Source_20_Text"><text:span text:style-name="MT3"><text:span>7</text:span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4.2.4.2$Linux_x86 LibreOffice_project/420m0$Build-2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